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3.972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3.63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oOrdenCompra</text:p>
          </table:table-cell>
          <table:table-cell office:value-type="string">
            <text:p>FechaEstimadaEntrega</text:p>
          </table:table-cell>
          <table:table-cell office:value-type="string">
            <text:p>Producto</text:p>
          </table:table-cell>
          <table:table-cell office:value-type="string">
            <text:p>Categoria</text:p>
          </table:table-cell>
          <table:table-cell office:value-type="string">
            <text:p>SubCategoria</text:p>
          </table:table-cell>
          <table:table-cell office:value-type="string">
            <text:p>FechaIngresoInventario</text:p>
          </table:table-cell>
          <table:table-cell office:value-type="string">
            <text:p>FechaVenta</text:p>
          </table:table-cell>
          <table:table-cell office:value-type="string">
            <text:p>FechaProduccion</text:p>
          </table:table-cell>
          <table:table-cell office:value-type="string">
            <text:p>FechaExpiracion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date" office:date-value="2013-01-13">
            <text:p>13/01/13</text:p>
          </table:table-cell>
          <table:table-cell office:value-type="string">
            <text:p>Atun</text:p>
          </table:table-cell>
          <table:table-cell office:value-type="string">
            <text:p>Mariscos</text:p>
          </table:table-cell>
          <table:table-cell office:value-type="string">
            <text:p>Enlatados</text:p>
          </table:table-cell>
          <table:table-cell table:style-name="ce2" office:value-type="date" office:date-value="2013-02-13">
            <text:p>13/02/13</text:p>
          </table:table-cell>
          <table:table-cell table:style-name="ce2" office:value-type="date" office:date-value="2013-03-15">
            <text:p>15/03/13</text:p>
          </table:table-cell>
          <table:table-cell table:style-name="ce2" office:value-type="date" office:date-value="2012-01-15">
            <text:p>15/01/12</text:p>
          </table:table-cell>
          <table:table-cell table:style-name="ce2" office:value-type="date" office:date-value="2013-12-15">
            <text:p>15/12/1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date" office:date-value="2013-01-13">
            <text:p>13/01/13</text:p>
          </table:table-cell>
          <table:table-cell office:value-type="string">
            <text:p>Pescado</text:p>
          </table:table-cell>
          <table:table-cell office:value-type="string">
            <text:p>Comestibles</text:p>
          </table:table-cell>
          <table:table-cell office:value-type="string">
            <text:p>Mariscos</text:p>
          </table:table-cell>
          <table:table-cell table:style-name="ce2" office:value-type="date" office:date-value="2013-02-13">
            <text:p>13/02/13</text:p>
          </table:table-cell>
          <table:table-cell table:style-name="ce2" office:value-type="date" office:date-value="2013-03-15">
            <text:p>15/03/13</text:p>
          </table:table-cell>
          <table:table-cell table:style-name="ce2" office:value-type="date" office:date-value="2012-01-15">
            <text:p>15/01/12</text:p>
          </table:table-cell>
          <table:table-cell table:style-name="ce2" office:value-type="date" office:date-value="2013-12-15">
            <text:p>15/12/1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date" office:date-value="2013-01-13">
            <text:p>13/01/13</text:p>
          </table:table-cell>
          <table:table-cell office:value-type="string">
            <text:p>Pescado</text:p>
          </table:table-cell>
          <table:table-cell office:value-type="string">
            <text:p>Comestibles</text:p>
          </table:table-cell>
          <table:table-cell office:value-type="string">
            <text:p>Mariscos</text:p>
          </table:table-cell>
          <table:table-cell table:style-name="ce2" office:value-type="date" office:date-value="2013-02-13">
            <text:p>13/02/13</text:p>
          </table:table-cell>
          <table:table-cell table:style-name="ce2" office:value-type="date" office:date-value="2013-03-15">
            <text:p>15/03/13</text:p>
          </table:table-cell>
          <table:table-cell table:style-name="ce2" office:value-type="date" office:date-value="2012-01-15">
            <text:p>15/01/12</text:p>
          </table:table-cell>
          <table:table-cell table:style-name="ce2" office:value-type="date" office:date-value="2013-12-15">
            <text:p>15/12/13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" office:value-type="string">
            <text:p>L</text:p>
          </table:table-cell>
          <table:table-cell table:style-name="ce1" office:value-type="string">
            <text:p>M</text:p>
          </table:table-cell>
          <table:table-cell table:style-name="ce1" office:value-type="string">
            <text:p>N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Precio (venta)</text:p>
          </table:table-cell>
          <table:table-cell office:value-type="string">
            <text:p>CostoUnitario</text:p>
          </table:table-cell>
          <table:table-cell office:value-type="string">
            <text:p>NoManifiesto</text:p>
          </table:table-cell>
          <table:table-cell office:value-type="string">
            <text:p>NoCargamento</text:p>
          </table:table-cell>
          <table:table-cell office:value-type="string">
            <text:p>CantidadLotes</text:p>
          </table:table-cell>
          <table:table-cell office:value-type="string">
            <text:p>NoLote</text:p>
          </table:table-cell>
          <table:table-cell office:value-type="string">
            <text:p>CantidadCajas</text:p>
          </table:table-cell>
          <table:table-cell office:value-type="string">
            <text:p>NoCaja</text:p>
          </table:table-cell>
          <table:table-cell office:value-type="string">
            <text:p>CargamentoRecibido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6" office:value-type="float" office:value="1">
            <text:p>1</text:p>
          </table:table-cell>
          <table:table-cell table:style-name="ce2" office:value-type="date" office:date-value="2013-01-13">
            <text:p>13/01/1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6" office:value-type="float" office:value="1">
            <text:p>1</text:p>
          </table:table-cell>
          <table:table-cell table:style-name="ce2" office:value-type="date" office:date-value="2013-01-13">
            <text:p>13/01/1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6" office:value-type="float" office:value="1">
            <text:p>1</text:p>
          </table:table-cell>
          <table:table-cell table:style-name="ce2" office:value-type="date" office:date-value="2013-01-13">
            <text:p>13/01/13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 table:style-name="ce1" office:value-type="string">
            <text:p>S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table:style-name="ce1" office:value-type="string">
            <text:p>V</text:p>
          </table:table-cell>
          <table:table-cell table:style-name="ce1" office:value-type="string">
            <text:p>W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5"/>
        </table:table-row>
        <table:table-row table:style-name="ro1">
          <table:table-cell office:value-type="string">
            <text:p>Delegado (prov)</text:p>
          </table:table-cell>
          <table:table-cell office:value-type="string">
            <text:p>RecibidoPor (empleado)</text:p>
          </table:table-cell>
          <table:table-cell office:value-type="string">
            <text:p>NombreCliente</text:p>
          </table:table-cell>
          <table:table-cell office:value-type="string">
            <text:p>ApellidoCliente</text:p>
          </table:table-cell>
          <table:table-cell office:value-type="string">
            <text:p>EdadCliente</text:p>
          </table:table-cell>
          <table:table-cell office:value-type="string">
            <text:p>SexoCliente</text:p>
          </table:table-cell>
          <table:table-cell office:value-type="string">
            <text:p>TipoPago</text:p>
          </table:table-cell>
          <table:table-cell office:value-type="string">
            <text:p>TarjetaNo</text:p>
          </table:table-cell>
          <table:table-cell table:number-columns-repeated="5"/>
        </table:table-row>
        <table:table-row table:style-name="ro1">
          <table:table-cell office:value-type="string">
            <text:p>Mario Morales</text:p>
          </table:table-cell>
          <table:table-cell office:value-type="string">
            <text:p>Marta Hernandez</text:p>
          </table:table-cell>
          <table:table-cell office:value-type="string">
            <text:p>julio</text:p>
          </table:table-cell>
          <table:table-cell office:value-type="string">
            <text:p>Palma</text:p>
          </table:table-cell>
          <table:table-cell office:value-type="float" office:value="30">
            <text:p>30</text:p>
          </table:table-cell>
          <table:table-cell office:value-type="string">
            <text:p>M</text:p>
          </table:table-cell>
          <table:table-cell office:value-type="string">
            <text:p>Efectivo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1">
          <table:table-cell office:value-type="string">
            <text:p>Mario Morales</text:p>
          </table:table-cell>
          <table:table-cell office:value-type="string">
            <text:p>Marta Hernandez</text:p>
          </table:table-cell>
          <table:table-cell office:value-type="string">
            <text:p>julio</text:p>
          </table:table-cell>
          <table:table-cell office:value-type="string">
            <text:p>Palma</text:p>
          </table:table-cell>
          <table:table-cell office:value-type="float" office:value="30">
            <text:p>30</text:p>
          </table:table-cell>
          <table:table-cell office:value-type="string">
            <text:p>M</text:p>
          </table:table-cell>
          <table:table-cell office:value-type="string">
            <text:p>Efectivo</text:p>
          </table:table-cell>
          <table:table-cell office:value-type="string">
            <text:p>-</text:p>
          </table:table-cell>
          <table:table-cell table:number-columns-repeated="5"/>
        </table:table-row>
        <table:table-row table:style-name="ro1">
          <table:table-cell office:value-type="string">
            <text:p>Mario Morales</text:p>
          </table:table-cell>
          <table:table-cell office:value-type="string">
            <text:p>Marta Hernandez</text:p>
          </table:table-cell>
          <table:table-cell office:value-type="string">
            <text:p>julio</text:p>
          </table:table-cell>
          <table:table-cell office:value-type="string">
            <text:p>Palma</text:p>
          </table:table-cell>
          <table:table-cell office:value-type="float" office:value="30">
            <text:p>30</text:p>
          </table:table-cell>
          <table:table-cell office:value-type="string">
            <text:p>M</text:p>
          </table:table-cell>
          <table:table-cell office:value-type="string">
            <text:p>Crédito</text:p>
          </table:table-cell>
          <table:table-cell office:value-type="float" office:value="12345618">
            <text:p>12345618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/04/2013</text:date>, <text:time>20:06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22:02:53.46</meta:creation-date>
    <dc:date>2013-04-29T20:06:05.34</dc:date>
    <meta:editing-duration>PT9H51M59S</meta:editing-duration>
    <meta:editing-cycles>8</meta:editing-cycles>
    <meta:generator>OpenOffice.org/3.4.1$Win32 OpenOffice.org_project/341m1$Build-9593</meta:generator>
    <meta:document-statistic meta:table-count="3" meta:cell-count="121" meta:object-count="0"/>
  </office:meta>
</office:document-meta>
</file>